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/>
    </style:style>
    <style:style style:name="ce2" style:family="table-cell" style:parent-style-name="Default" style:data-style-name="N2">
      <style:table-cell-properties fo:background-color="transparent" fo:border="none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0" table:default-cell-style-name="Default"/>
        <table:table-row table:style-name="ro1">
          <table:table-cell table:style-name="Default" office:value-type="string" calcext:value-type="string">
            <text:p>strompreis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6.6834617" calcext:value-type="float">
            <text:p>6,68346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384.87377" calcext:value-type="float">
            <text:p>384,87377</text:p>
          </table:table-cell>
          <table:table-cell office:value-type="float" office:value="342.82534" calcext:value-type="float">
            <text:p>342,82534</text:p>
          </table:table-cell>
          <table:table-cell office:value-type="float" office:value="292.29201" calcext:value-type="float">
            <text:p>292,29201</text:p>
          </table:table-cell>
          <table:table-cell office:value-type="float" office:value="248.05247" calcext:value-type="float">
            <text:p>248,05247</text:p>
          </table:table-cell>
          <table:table-cell office:value-type="float" office:value="210.93995" calcext:value-type="float">
            <text:p>210,93995</text:p>
          </table:table-cell>
          <table:table-cell office:value-type="float" office:value="169.53975" calcext:value-type="float">
            <text:p>169,53975</text:p>
          </table:table-cell>
          <table:table-cell office:value-type="float" office:value="132.99277" calcext:value-type="float">
            <text:p>132,99277</text:p>
          </table:table-cell>
          <table:table-cell office:value-type="float" office:value="100.56399" calcext:value-type="float">
            <text:p>100,56399</text:p>
          </table:table-cell>
          <table:table-cell office:value-type="float" office:value="66.300653" calcext:value-type="float">
            <text:p>66,300653</text:p>
          </table:table-cell>
          <table:table-cell office:value-type="float" office:value="31.887619" calcext:value-type="float">
            <text:p>31,88761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578.51202" calcext:value-type="float">
            <text:p>578,51202</text:p>
          </table:table-cell>
          <table:table-cell office:value-type="float" office:value="577.24899" calcext:value-type="float">
            <text:p>577,24899</text:p>
          </table:table-cell>
          <table:table-cell office:value-type="float" office:value="576.16676" calcext:value-type="float">
            <text:p>576,16676</text:p>
          </table:table-cell>
          <table:table-cell office:value-type="float" office:value="550.23457" calcext:value-type="float">
            <text:p>550,23457</text:p>
          </table:table-cell>
          <table:table-cell office:value-type="float" office:value="493.21589" calcext:value-type="float">
            <text:p>493,21589</text:p>
          </table:table-cell>
          <table:table-cell office:value-type="float" office:value="430.21091" calcext:value-type="float">
            <text:p>430,21091</text:p>
          </table:table-cell>
          <table:table-cell office:value-type="float" office:value="353.98205" calcext:value-type="float">
            <text:p>353,98205</text:p>
          </table:table-cell>
          <table:table-cell office:value-type="float" office:value="288.43486" calcext:value-type="float">
            <text:p>288,43486</text:p>
          </table:table-cell>
          <table:table-cell office:value-type="float" office:value="232.67622" calcext:value-type="float">
            <text:p>232,67622</text:p>
          </table:table-cell>
          <table:table-cell office:value-type="float" office:value="179.01612" calcext:value-type="float">
            <text:p>179,01612</text:p>
          </table:table-cell>
          <table:table-cell office:value-type="float" office:value="124.92246" calcext:value-type="float">
            <text:p>124,92246</text:p>
          </table:table-cell>
          <table:table-cell office:value-type="float" office:value="75.618894" calcext:value-type="float">
            <text:p>75,618894</text:p>
          </table:table-cell>
          <table:table-cell office:value-type="float" office:value="26.184237" calcext:value-type="float">
            <text:p>26,1842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office:value-type="float" office:value="606.46181" calcext:value-type="float">
            <text:p>606,46181</text:p>
          </table:table-cell>
          <table:table-cell office:value-type="float" office:value="602.76584" calcext:value-type="float">
            <text:p>602,76584</text:p>
          </table:table-cell>
          <table:table-cell office:value-type="float" office:value="594.37236" calcext:value-type="float">
            <text:p>594,37236</text:p>
          </table:table-cell>
          <table:table-cell office:value-type="float" office:value="594.96521" calcext:value-type="float">
            <text:p>594,96521</text:p>
          </table:table-cell>
          <table:table-cell office:value-type="float" office:value="591.58881" calcext:value-type="float">
            <text:p>591,58881</text:p>
          </table:table-cell>
          <table:table-cell office:value-type="float" office:value="584.28218" calcext:value-type="float">
            <text:p>584,28218</text:p>
          </table:table-cell>
          <table:table-cell office:value-type="float" office:value="526.56417" calcext:value-type="float">
            <text:p>526,56417</text:p>
          </table:table-cell>
          <table:table-cell office:value-type="float" office:value="453.29618" calcext:value-type="float">
            <text:p>453,29618</text:p>
          </table:table-cell>
          <table:table-cell office:value-type="float" office:value="374.57052" calcext:value-type="float">
            <text:p>374,57052</text:p>
          </table:table-cell>
          <table:table-cell office:value-type="float" office:value="305.90209" calcext:value-type="float">
            <text:p>305,90209</text:p>
          </table:table-cell>
          <table:table-cell office:value-type="float" office:value="236.19842" calcext:value-type="float">
            <text:p>236,19842</text:p>
          </table:table-cell>
          <table:table-cell office:value-type="float" office:value="162.55511" calcext:value-type="float">
            <text:p>162,55511</text:p>
          </table:table-cell>
          <table:table-cell office:value-type="float" office:value="97.888222" calcext:value-type="float">
            <text:p>97,888222</text:p>
          </table:table-cell>
          <table:table-cell office:value-type="float" office:value="34.454281" calcext:value-type="float">
            <text:p>34,4542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477709" calcext:value-type="float">
            <text:p>0,477709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0.392234" calcext:value-type="float">
            <text:p>0,392234</text:p>
          </table:table-cell>
          <table:table-cell office:value-type="float" office:value="0.375212" calcext:value-type="float">
            <text:p>0,375212</text:p>
          </table:table-cell>
          <table:table-cell office:value-type="float" office:value="0.35394" calcext:value-type="float">
            <text:p>0,35394</text:p>
          </table:table-cell>
          <table:table-cell office:value-type="float" office:value="0.325983" calcext:value-type="float">
            <text:p>0,325983</text:p>
          </table:table-cell>
          <table:table-cell office:value-type="float" office:value="0.286919" calcext:value-type="float">
            <text:p>0,286919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113277" calcext:value-type="float">
            <text:p>0,113277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481238" calcext:value-type="float">
            <text:p>0,481238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0.392234" calcext:value-type="float">
            <text:p>0,392234</text:p>
          </table:table-cell>
          <table:table-cell office:value-type="float" office:value="0.375212" calcext:value-type="float">
            <text:p>0,375212</text:p>
          </table:table-cell>
          <table:table-cell office:value-type="float" office:value="0.35394" calcext:value-type="float">
            <text:p>0,35394</text:p>
          </table:table-cell>
          <table:table-cell office:value-type="float" office:value="0.325983" calcext:value-type="float">
            <text:p>0,325983</text:p>
          </table:table-cell>
          <table:table-cell office:value-type="float" office:value="0.286919" calcext:value-type="float">
            <text:p>0,286919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113277" calcext:value-type="float">
            <text:p>0,113277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669991" calcext:value-type="float">
            <text:p>0,669991</text:p>
          </table:table-cell>
          <table:table-cell office:value-type="float" office:value="0.645398" calcext:value-type="float">
            <text:p>0,645398</text:p>
          </table:table-cell>
          <table:table-cell office:value-type="float" office:value="0.616539" calcext:value-type="float">
            <text:p>0,616539</text:p>
          </table:table-cell>
          <table:table-cell office:value-type="float" office:value="0.590429" calcext:value-type="float">
            <text:p>0,590429</text:p>
          </table:table-cell>
          <table:table-cell office:value-type="float" office:value="0.567427" calcext:value-type="float">
            <text:p>0,567427</text:p>
          </table:table-cell>
          <table:table-cell office:value-type="float" office:value="0.54208" calcext:value-type="float">
            <text:p>0,54208</text:p>
          </table:table-cell>
          <table:table-cell office:value-type="float" office:value="0.518742" calcext:value-type="float">
            <text:p>0,518742</text:p>
          </table:table-cell>
          <table:table-cell office:value-type="float" office:value="0.49694" calcext:value-type="float">
            <text:p>0,49694</text:p>
          </table:table-cell>
          <table:table-cell office:value-type="float" office:value="0.473742" calcext:value-type="float">
            <text:p>0,473742</text:p>
          </table:table-cell>
          <table:table-cell office:value-type="float" office:value="0.449808" calcext:value-type="float">
            <text:p>0,449808</text:p>
          </table:table-cell>
          <table:table-cell office:value-type="float" office:value="0.426287" calcext:value-type="float">
            <text:p>0,426287</text:p>
          </table:table-cell>
          <table:table-cell table:style-name="ce3"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0.392234" calcext:value-type="float">
            <text:p>0,392234</text:p>
          </table:table-cell>
          <table:table-cell office:value-type="float" office:value="0.375212" calcext:value-type="float">
            <text:p>0,375212</text:p>
          </table:table-cell>
          <table:table-cell office:value-type="float" office:value="0.35394" calcext:value-type="float">
            <text:p>0,35394</text:p>
          </table:table-cell>
          <table:table-cell office:value-type="float" office:value="0.325983" calcext:value-type="float">
            <text:p>0,325983</text:p>
          </table:table-cell>
          <table:table-cell office:value-type="float" office:value="0.286919" calcext:value-type="float">
            <text:p>0,286919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113277" calcext:value-type="float">
            <text:p>0,11327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759335" calcext:value-type="float">
            <text:p>0,759335</text:p>
          </table:table-cell>
          <table:table-cell office:value-type="float" office:value="0.752877" calcext:value-type="float">
            <text:p>0,752877</text:p>
          </table:table-cell>
          <table:table-cell office:value-type="float" office:value="0.745872" calcext:value-type="float">
            <text:p>0,745872</text:p>
          </table:table-cell>
          <table:table-cell office:value-type="float" office:value="0.727445" calcext:value-type="float">
            <text:p>0,727445</text:p>
          </table:table-cell>
          <table:table-cell office:value-type="float" office:value="0.695234" calcext:value-type="float">
            <text:p>0,695234</text:p>
          </table:table-cell>
          <table:table-cell office:value-type="float" office:value="0.660195" calcext:value-type="float">
            <text:p>0,660195</text:p>
          </table:table-cell>
          <table:table-cell office:value-type="float" office:value="0.619146" calcext:value-type="float">
            <text:p>0,619146</text:p>
          </table:table-cell>
          <table:table-cell office:value-type="float" office:value="0.582276" calcext:value-type="float">
            <text:p>0,582276</text:p>
          </table:table-cell>
          <table:table-cell office:value-type="float" office:value="0.549154" calcext:value-type="float">
            <text:p>0,549154</text:p>
          </table:table-cell>
          <table:table-cell office:value-type="float" office:value="0.516407" calcext:value-type="float">
            <text:p>0,516407</text:p>
          </table:table-cell>
          <table:table-cell office:value-type="float" office:value="0.482816" calcext:value-type="float">
            <text:p>0,482816</text:p>
          </table:table-cell>
          <table:table-cell office:value-type="float" office:value="0.450533" calcext:value-type="float">
            <text:p>0,450533</text:p>
          </table:table-cell>
          <table:table-cell office:value-type="float" office:value="0.417108" calcext:value-type="float">
            <text:p>0,417108</text:p>
          </table:table-cell>
          <table:table-cell office:value-type="float" office:value="0.392234" calcext:value-type="float">
            <text:p>0,392234</text:p>
          </table:table-cell>
          <table:table-cell office:value-type="float" office:value="0.375212" calcext:value-type="float">
            <text:p>0,375212</text:p>
          </table:table-cell>
          <table:table-cell office:value-type="float" office:value="0.35394" calcext:value-type="float">
            <text:p>0,35394</text:p>
          </table:table-cell>
          <table:table-cell office:value-type="float" office:value="0.325983" calcext:value-type="float">
            <text:p>0,325983</text:p>
          </table:table-cell>
          <table:table-cell office:value-type="float" office:value="0.286919" calcext:value-type="float">
            <text:p>0,286919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113277" calcext:value-type="float">
            <text:p>0,113277</text:p>
          </table:table-cell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office:value-type="float" office:value="0.770811" calcext:value-type="float">
            <text:p>0,770811</text:p>
          </table:table-cell>
          <table:table-cell office:value-type="float" office:value="0.763346" calcext:value-type="float">
            <text:p>0,763346</text:p>
          </table:table-cell>
          <table:table-cell office:value-type="float" office:value="0.753441" calcext:value-type="float">
            <text:p>0,753441</text:p>
          </table:table-cell>
          <table:table-cell office:value-type="float" office:value="0.74624" calcext:value-type="float">
            <text:p>0,74624</text:p>
          </table:table-cell>
          <table:table-cell office:value-type="float" office:value="0.736477" calcext:value-type="float">
            <text:p>0,736477</text:p>
          </table:table-cell>
          <table:table-cell office:value-type="float" office:value="0.723909" calcext:value-type="float">
            <text:p>0,723909</text:p>
          </table:table-cell>
          <table:table-cell office:value-type="float" office:value="0.690439" calcext:value-type="float">
            <text:p>0,690439</text:p>
          </table:table-cell>
          <table:table-cell office:value-type="float" office:value="0.650437" calcext:value-type="float">
            <text:p>0,650437</text:p>
          </table:table-cell>
          <table:table-cell office:value-type="float" office:value="0.607901" calcext:value-type="float">
            <text:p>0,607901</text:p>
          </table:table-cell>
          <table:table-cell office:value-type="float" office:value="0.568838" calcext:value-type="float">
            <text:p>0,568838</text:p>
          </table:table-cell>
          <table:table-cell office:value-type="float" office:value="0.528817" calcext:value-type="float">
            <text:p>0,528817</text:p>
          </table:table-cell>
          <table:table-cell office:value-type="float" office:value="0.486538" calcext:value-type="float">
            <text:p>0,486538</text:p>
          </table:table-cell>
          <table:table-cell office:value-type="float" office:value="0.44679" calcext:value-type="float">
            <text:p>0,44679</text:p>
          </table:table-cell>
          <table:table-cell office:value-type="float" office:value="0.406256" calcext:value-type="float">
            <text:p>0,406256</text:p>
          </table:table-cell>
          <table:table-cell office:value-type="float" office:value="0.375212" calcext:value-type="float">
            <text:p>0,375212</text:p>
          </table:table-cell>
          <table:table-cell office:value-type="float" office:value="0.35394" calcext:value-type="float">
            <text:p>0,35394</text:p>
          </table:table-cell>
          <table:table-cell office:value-type="float" office:value="0.325983" calcext:value-type="float">
            <text:p>0,325983</text:p>
          </table:table-cell>
          <table:table-cell office:value-type="float" office:value="0.286919" calcext:value-type="float">
            <text:p>0,286919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113277" calcext:value-type="float">
            <text:p>0,113277</text:p>
          </table:table-cell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62674.8911626" calcext:value-type="float">
            <text:p>62674,8911626</text:p>
          </table:table-cell>
          <table:table-cell office:value-type="float" office:value="63047.7517517" calcext:value-type="float">
            <text:p>63047,7517517</text:p>
          </table:table-cell>
          <table:table-cell office:value-type="float" office:value="63453.8456991" calcext:value-type="float">
            <text:p>63453,8456991</text:p>
          </table:table-cell>
          <table:table-cell office:value-type="float" office:value="63902.0274506" calcext:value-type="float">
            <text:p>63902,0274506</text:p>
          </table:table-cell>
          <table:table-cell office:value-type="float" office:value="64401.6611086" calcext:value-type="float">
            <text:p>64401,6611086</text:p>
          </table:table-cell>
          <table:table-cell office:value-type="float" office:value="64952.4678669" calcext:value-type="float">
            <text:p>64952,4678669</text:p>
          </table:table-cell>
          <table:table-cell office:value-type="float" office:value="65557.9789706" calcext:value-type="float">
            <text:p>65557,9789706</text:p>
          </table:table-cell>
          <table:table-cell office:value-type="float" office:value="66240.3357253" calcext:value-type="float">
            <text:p>66240,3357253</text:p>
          </table:table-cell>
          <table:table-cell office:value-type="float" office:value="66998.9795533" calcext:value-type="float">
            <text:p>66998,9795533</text:p>
          </table:table-cell>
          <table:table-cell office:value-type="float" office:value="67859.938614" calcext:value-type="float">
            <text:p>67859,938614</text:p>
          </table:table-cell>
          <table:table-cell office:value-type="float" office:value="68845.5608164" calcext:value-type="float">
            <text:p>68845,5608164</text:p>
          </table:table-cell>
          <table:table-cell office:value-type="float" office:value="69987.1407451" calcext:value-type="float">
            <text:p>69987,1407451</text:p>
          </table:table-cell>
          <table:table-cell office:value-type="float" office:value="71321.2952536" calcext:value-type="float">
            <text:p>71321,2952536</text:p>
          </table:table-cell>
          <table:table-cell office:value-type="float" office:value="72931.8938426" calcext:value-type="float">
            <text:p>72931,8938426</text:p>
          </table:table-cell>
          <table:table-cell office:value-type="float" office:value="74974.5197586" calcext:value-type="float">
            <text:p>74974,5197586</text:p>
          </table:table-cell>
          <table:table-cell office:value-type="float" office:value="77527.1795358" calcext:value-type="float">
            <text:p>77527,1795358</text:p>
          </table:table-cell>
          <table:table-cell office:value-type="float" office:value="80881.9893017" calcext:value-type="float">
            <text:p>80881,9893017</text:p>
          </table:table-cell>
          <table:table-cell office:value-type="float" office:value="85569.7632356" calcext:value-type="float">
            <text:p>85569,7632356</text:p>
          </table:table-cell>
          <table:table-cell office:value-type="float" office:value="93426.6640813" calcext:value-type="float">
            <text:p>93426,6640813</text:p>
          </table:table-cell>
          <table:table-cell office:value-type="float" office:value="106406.762557" calcext:value-type="float">
            <text:p>106406,762557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70508.6322554" calcext:value-type="float">
            <text:p>70508,6322554</text:p>
          </table:table-cell>
          <table:table-cell office:value-type="float" office:value="70928.7207207" calcext:value-type="float">
            <text:p>70928,7207207</text:p>
          </table:table-cell>
          <table:table-cell office:value-type="float" office:value="71385.5764116" calcext:value-type="float">
            <text:p>71385,5764116</text:p>
          </table:table-cell>
          <table:table-cell office:value-type="float" office:value="71889.7808819" calcext:value-type="float">
            <text:p>71889,7808819</text:p>
          </table:table-cell>
          <table:table-cell office:value-type="float" office:value="72451.8687472" calcext:value-type="float">
            <text:p>72451,8687472</text:p>
          </table:table-cell>
          <table:table-cell office:value-type="float" office:value="73071.5263533" calcext:value-type="float">
            <text:p>73071,5263533</text:p>
          </table:table-cell>
          <table:table-cell office:value-type="float" office:value="73752.7263419" calcext:value-type="float">
            <text:p>73752,7263419</text:p>
          </table:table-cell>
          <table:table-cell office:value-type="float" office:value="74520.377691" calcext:value-type="float">
            <text:p>74520,377691</text:p>
          </table:table-cell>
          <table:table-cell office:value-type="float" office:value="75373.8519974" calcext:value-type="float">
            <text:p>75373,8519974</text:p>
          </table:table-cell>
          <table:table-cell office:value-type="float" office:value="76342.4309408" calcext:value-type="float">
            <text:p>76342,4309408</text:p>
          </table:table-cell>
          <table:table-cell office:value-type="float" office:value="77451.2559184" calcext:value-type="float">
            <text:p>77451,2559184</text:p>
          </table:table-cell>
          <table:table-cell office:value-type="float" office:value="78735.5333383" calcext:value-type="float">
            <text:p>78735,5333383</text:p>
          </table:table-cell>
          <table:table-cell office:value-type="float" office:value="80236.4571603" calcext:value-type="float">
            <text:p>80236,4571603</text:p>
          </table:table-cell>
          <table:table-cell office:value-type="float" office:value="82048.3805729" calcext:value-type="float">
            <text:p>82048,3805729</text:p>
          </table:table-cell>
          <table:table-cell office:value-type="float" office:value="84346.3347285" calcext:value-type="float">
            <text:p>84346,3347285</text:p>
          </table:table-cell>
          <table:table-cell office:value-type="float" office:value="87218.0769777" calcext:value-type="float">
            <text:p>87218,0769777</text:p>
          </table:table-cell>
          <table:table-cell office:value-type="float" office:value="90992.2379645" calcext:value-type="float">
            <text:p>90992,2379645</text:p>
          </table:table-cell>
          <table:table-cell office:value-type="float" office:value="96265.9836401" calcext:value-type="float">
            <text:p>96265,9836401</text:p>
          </table:table-cell>
          <table:table-cell office:value-type="float" office:value="105104.997092" calcext:value-type="float">
            <text:p>105104,997092</text:p>
          </table:table-cell>
          <table:table-cell office:value-type="float" office:value="119707.607877" calcext:value-type="float">
            <text:p>119707,607877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76900.095723" calcext:value-type="float">
            <text:p>76900,095723</text:p>
          </table:table-cell>
          <table:table-cell office:value-type="float" office:value="77595.6449536" calcext:value-type="float">
            <text:p>77595,6449536</text:p>
          </table:table-cell>
          <table:table-cell office:value-type="float" office:value="78327.1117268" calcext:value-type="float">
            <text:p>78327,1117268</text:p>
          </table:table-cell>
          <table:table-cell office:value-type="float" office:value="79094.1782437" calcext:value-type="float">
            <text:p>79094,1782437</text:p>
          </table:table-cell>
          <table:table-cell office:value-type="float" office:value="79902.542837" calcext:value-type="float">
            <text:p>79902,542837</text:p>
          </table:table-cell>
          <table:table-cell office:value-type="float" office:value="80757.3125535" calcext:value-type="float">
            <text:p>80757,3125535</text:p>
          </table:table-cell>
          <table:table-cell office:value-type="float" office:value="81656.3394782" calcext:value-type="float">
            <text:p>81656,3394782</text:p>
          </table:table-cell>
          <table:table-cell office:value-type="float" office:value="82618.0301997" calcext:value-type="float">
            <text:p>82618,0301997</text:p>
          </table:table-cell>
          <table:table-cell office:value-type="float" office:value="83658.5843849" calcext:value-type="float">
            <text:p>83658,5843849</text:p>
          </table:table-cell>
          <table:table-cell office:value-type="float" office:value="84798.8611624" calcext:value-type="float">
            <text:p>84798,8611624</text:p>
          </table:table-cell>
          <table:table-cell office:value-type="float" office:value="86056.9510205" calcext:value-type="float">
            <text:p>86056,9510205</text:p>
          </table:table-cell>
          <table:table-cell office:value-type="float" office:value="87483.9259315" calcext:value-type="float">
            <text:p>87483,9259315</text:p>
          </table:table-cell>
          <table:table-cell office:value-type="float" office:value="89151.619067" calcext:value-type="float">
            <text:p>89151,619067</text:p>
          </table:table-cell>
          <table:table-cell office:value-type="float" office:value="91164.8673033" calcext:value-type="float">
            <text:p>91164,8673033</text:p>
          </table:table-cell>
          <table:table-cell office:value-type="float" office:value="93718.1496983" calcext:value-type="float">
            <text:p>93718,1496983</text:p>
          </table:table-cell>
          <table:table-cell office:value-type="float" office:value="96908.9744197" calcext:value-type="float">
            <text:p>96908,9744197</text:p>
          </table:table-cell>
          <table:table-cell office:value-type="float" office:value="101102.486627" calcext:value-type="float">
            <text:p>101102,486627</text:p>
          </table:table-cell>
          <table:table-cell office:value-type="float" office:value="106962.204045" calcext:value-type="float">
            <text:p>106962,204045</text:p>
          </table:table-cell>
          <table:table-cell office:value-type="float" office:value="116783.330102" calcext:value-type="float">
            <text:p>116783,330102</text:p>
          </table:table-cell>
          <table:table-cell office:value-type="float" office:value="133008.453196" calcext:value-type="float">
            <text:p>133008,45319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0893.2235841" calcext:value-type="float">
            <text:p>80893,2235841</text:p>
          </table:table-cell>
          <table:table-cell office:value-type="float" office:value="81868.960155" calcext:value-type="float">
            <text:p>81868,960155</text:p>
          </table:table-cell>
          <table:table-cell office:value-type="float" office:value="82947.7183724" calcext:value-type="float">
            <text:p>82947,7183724</text:p>
          </table:table-cell>
          <table:table-cell office:value-type="float" office:value="84142.1534163" calcext:value-type="float">
            <text:p>84142,1534163</text:p>
          </table:table-cell>
          <table:table-cell office:value-type="float" office:value="85397.8025847" calcext:value-type="float">
            <text:p>85397,8025847</text:p>
          </table:table-cell>
          <table:table-cell office:value-type="float" office:value="86693.9498908" calcext:value-type="float">
            <text:p>86693,9498908</text:p>
          </table:table-cell>
          <table:table-cell office:value-type="float" office:value="88040.4420353" calcext:value-type="float">
            <text:p>88040,4420353</text:p>
          </table:table-cell>
          <table:table-cell office:value-type="float" office:value="89457.8130978" calcext:value-type="float">
            <text:p>89457,8130978</text:p>
          </table:table-cell>
          <table:table-cell office:value-type="float" office:value="90953.4664689" calcext:value-type="float">
            <text:p>90953,4664689</text:p>
          </table:table-cell>
          <table:table-cell office:value-type="float" office:value="92536.7727539" calcext:value-type="float">
            <text:p>92536,7727539</text:p>
          </table:table-cell>
          <table:table-cell office:value-type="float" office:value="94228.4494678" calcext:value-type="float">
            <text:p>94228,4494678</text:p>
          </table:table-cell>
          <table:table-cell office:value-type="float" office:value="96045.2782718" calcext:value-type="float">
            <text:p>96045,2782718</text:p>
          </table:table-cell>
          <table:table-cell office:value-type="float" office:value="98041.2849319" calcext:value-type="float">
            <text:p>98041,2849319</text:p>
          </table:table-cell>
          <table:table-cell office:value-type="float" office:value="100281.354034" calcext:value-type="float">
            <text:p>100281,354034</text:p>
          </table:table-cell>
          <table:table-cell office:value-type="float" office:value="103089.964668" calcext:value-type="float">
            <text:p>103089,964668</text:p>
          </table:table-cell>
          <table:table-cell office:value-type="float" office:value="106599.871862" calcext:value-type="float">
            <text:p>106599,871862</text:p>
          </table:table-cell>
          <table:table-cell office:value-type="float" office:value="111212.73529" calcext:value-type="float">
            <text:p>111212,73529</text:p>
          </table:table-cell>
          <table:table-cell office:value-type="float" office:value="117658.424449" calcext:value-type="float">
            <text:p>117658,424449</text:p>
          </table:table-cell>
          <table:table-cell office:value-type="float" office:value="128461.663112" calcext:value-type="float">
            <text:p>128461,663112</text:p>
          </table:table-cell>
          <table:table-cell office:value-type="float" office:value="146309.298516" calcext:value-type="float">
            <text:p>146309,298516</text:p>
          </table:table-cell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office:value-type="float" office:value="84427.2833739" calcext:value-type="float">
            <text:p>84427,2833739</text:p>
          </table:table-cell>
          <table:table-cell office:value-type="float" office:value="85507.8358613" calcext:value-type="float">
            <text:p>85507,8358613</text:p>
          </table:table-cell>
          <table:table-cell office:value-type="float" office:value="86693.2546307" calcext:value-type="float">
            <text:p>86693,2546307</text:p>
          </table:table-cell>
          <table:table-cell office:value-type="float" office:value="88031.6448664" calcext:value-type="float">
            <text:p>88031,6448664</text:p>
          </table:table-cell>
          <table:table-cell office:value-type="float" office:value="89548.5760743" calcext:value-type="float">
            <text:p>89548,5760743</text:p>
          </table:table-cell>
          <table:table-cell office:value-type="float" office:value="91290.7038552" calcext:value-type="float">
            <text:p>91290,7038552</text:p>
          </table:table-cell>
          <table:table-cell office:value-type="float" office:value="93206.3542973" calcext:value-type="float">
            <text:p>93206,3542973</text:p>
          </table:table-cell>
          <table:table-cell office:value-type="float" office:value="95191.0113069" calcext:value-type="float">
            <text:p>95191,0113069</text:p>
          </table:table-cell>
          <table:table-cell office:value-type="float" office:value="97242.9521562" calcext:value-type="float">
            <text:p>97242,9521562</text:p>
          </table:table-cell>
          <table:table-cell office:value-type="float" office:value="99385.8753737" calcext:value-type="float">
            <text:p>99385,8753737</text:p>
          </table:table-cell>
          <table:table-cell office:value-type="float" office:value="101627.541785" calcext:value-type="float">
            <text:p>101627,541785</text:p>
          </table:table-cell>
          <table:table-cell office:value-type="float" office:value="103995.303086" calcext:value-type="float">
            <text:p>103995,303086</text:p>
          </table:table-cell>
          <table:table-cell office:value-type="float" office:value="106546.336653" calcext:value-type="float">
            <text:p>106546,336653</text:p>
          </table:table-cell>
          <table:table-cell office:value-type="float" office:value="109326.711577" calcext:value-type="float">
            <text:p>109326,711577</text:p>
          </table:table-cell>
          <table:table-cell office:value-type="float" office:value="112461.779638" calcext:value-type="float">
            <text:p>112461,779638</text:p>
          </table:table-cell>
          <table:table-cell office:value-type="float" office:value="116290.769304" calcext:value-type="float">
            <text:p>116290,769304</text:p>
          </table:table-cell>
          <table:table-cell office:value-type="float" office:value="121322.983953" calcext:value-type="float">
            <text:p>121322,983953</text:p>
          </table:table-cell>
          <table:table-cell office:value-type="float" office:value="128354.644853" calcext:value-type="float">
            <text:p>128354,644853</text:p>
          </table:table-cell>
          <table:table-cell office:value-type="float" office:value="140139.996122" calcext:value-type="float">
            <text:p>140139,996122</text:p>
          </table:table-cell>
          <table:table-cell office:value-type="float" office:value="159610.143836" calcext:value-type="float">
            <text:p>159610,143836</text:p>
          </table:table-cell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 office:value-type="string" calcext:value-type="string">
            <text:p>ssr_pv</text:p>
          </table:table-cell>
          <table:table-cell office:value-type="float" office:value="0.477709" calcext:value-type="float">
            <text:p>0,477709</text:p>
          </table:table-cell>
          <table:table-cell office:value-type="float" office:value="0.474602" calcext:value-type="float">
            <text:p>0,474602</text:p>
          </table:table-cell>
          <table:table-cell office:value-type="float" office:value="0.471218" calcext:value-type="float">
            <text:p>0,471218</text:p>
          </table:table-cell>
          <table:table-cell office:value-type="float" office:value="0.467483" calcext:value-type="float">
            <text:p>0,467483</text:p>
          </table:table-cell>
          <table:table-cell office:value-type="float" office:value="0.463319" calcext:value-type="float">
            <text:p>0,463319</text:p>
          </table:table-cell>
          <table:table-cell office:value-type="float" office:value="0.458729" calcext:value-type="float">
            <text:p>0,458729</text:p>
          </table:table-cell>
          <table:table-cell office:value-type="float" office:value="0.453684" calcext:value-type="float">
            <text:p>0,453684</text:p>
          </table:table-cell>
          <table:table-cell office:value-type="float" office:value="0.447997" calcext:value-type="float">
            <text:p>0,447997</text:p>
          </table:table-cell>
          <table:table-cell office:value-type="float" office:value="0.441675" calcext:value-type="float">
            <text:p>0,441675</text:p>
          </table:table-cell>
          <table:table-cell office:value-type="float" office:value="0.434501" calcext:value-type="float">
            <text:p>0,434501</text:p>
          </table:table-cell>
          <table:table-cell office:value-type="float" office:value="0.426287" calcext:value-type="float">
            <text:p>0,426287</text:p>
          </table:table-cell>
          <table:table-cell office:value-type="float" office:value="0.416774" calcext:value-type="float">
            <text:p>0,416774</text:p>
          </table:table-cell>
          <table:table-cell office:value-type="float" office:value="0.405656" calcext:value-type="float">
            <text:p>0,405656</text:p>
          </table:table-cell>
          <table:table-cell office:value-type="float" office:value="0.392234" calcext:value-type="float">
            <text:p>0,392234</text:p>
          </table:table-cell>
          <table:table-cell office:value-type="float" office:value="0.375212" calcext:value-type="float">
            <text:p>0,375212</text:p>
          </table:table-cell>
          <table:table-cell office:value-type="float" office:value="0.35394" calcext:value-type="float">
            <text:p>0,35394</text:p>
          </table:table-cell>
          <table:table-cell office:value-type="float" office:value="0.325983" calcext:value-type="float">
            <text:p>0,325983</text:p>
          </table:table-cell>
          <table:table-cell office:value-type="float" office:value="0.286919" calcext:value-type="float">
            <text:p>0,286919</text:p>
          </table:table-cell>
          <table:table-cell office:value-type="float" office:value="0.221444" calcext:value-type="float">
            <text:p>0,221444</text:p>
          </table:table-cell>
          <table:table-cell office:value-type="float" office:value="0.113277" calcext:value-type="float">
            <text:p>0,113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percentage-style style:name="N116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.00.0000</text:date>, <text:time style:data-style-name="N2" text:time-value="11:12:12.588616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1T11:33:49.785964707</dc:date>
    <dc:creator>Caroline Moeller</dc:creator>
    <meta:editing-duration>P0D</meta:editing-duration>
    <meta:editing-cycles>1</meta:editing-cycles>
    <meta:document-statistic meta:table-count="1" meta:cell-count="357" meta:object-count="0"/>
  </office:meta>
</office:document-meta>
</file>